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cm" fo:margin-left="0cm" fo:margin-right="0cm" table:align="margins"/>
    </style:style>
    <style:style style:name="Tabelle3.A" style:family="table-column">
      <style:table-column-properties style:column-width="8.244cm" style:rel-column-width="31780*"/>
    </style:style>
    <style:style style:name="Tabelle3.B" style:family="table-column">
      <style:table-column-properties style:column-width="3.076cm" style:rel-column-width="11858*"/>
    </style:style>
    <style:style style:name="Tabelle3.C" style:family="table-column">
      <style:table-column-properties style:column-width="3.279cm" style:rel-column-width="12640*"/>
    </style:style>
    <style:style style:name="Tabelle3.D" style:family="table-column">
      <style:table-column-properties style:column-width="2.401cm" style:rel-column-width="9257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cm" fo:margin-left="0cm" fo:margin-right="0cm" table:align="margins"/>
    </style:style>
    <style:style style:name="Tabelle4.A" style:family="table-column">
      <style:table-column-properties style:column-width="8.244cm" style:rel-column-width="31780*"/>
    </style:style>
    <style:style style:name="Tabelle4.B" style:family="table-column">
      <style:table-column-properties style:column-width="3.076cm" style:rel-column-width="11858*"/>
    </style:style>
    <style:style style:name="Tabelle4.C" style:family="table-column">
      <style:table-column-properties style:column-width="3.279cm" style:rel-column-width="12640*"/>
    </style:style>
    <style:style style:name="Tabelle4.D" style:family="table-column">
      <style:table-column-properties style:column-width="2.401cm" style:rel-column-width="9257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6" style:family="table">
      <style:table-properties style:width="17cm" fo:margin-left="0cm" fo:margin-right="0cm" table:align="margins"/>
    </style:style>
    <style:style style:name="Tabelle6.A" style:family="table-column">
      <style:table-column-properties style:column-width="8.244cm" style:rel-column-width="31780*"/>
    </style:style>
    <style:style style:name="Tabelle6.B" style:family="table-column">
      <style:table-column-properties style:column-width="3.076cm" style:rel-column-width="11858*"/>
    </style:style>
    <style:style style:name="Tabelle6.C" style:family="table-column">
      <style:table-column-properties style:column-width="3.279cm" style:rel-column-width="12640*"/>
    </style:style>
    <style:style style:name="Tabelle6.D" style:family="table-column">
      <style:table-column-properties style:column-width="2.401cm" style:rel-column-width="9257*"/>
    </style:style>
    <style:style style:name="Tabelle6.A1" style:family="table-cell">
      <style:table-cell-properties fo:background-color="transparent" fo:padding="0.019cm" fo:border="none">
        <style:background-image/>
      </style:table-cell-properties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1.321cm" style:rel-column-width="43640*"/>
    </style:style>
    <style:style style:name="Tabelle7.B" style:family="table-column">
      <style:table-column-properties style:column-width="3.279cm" style:rel-column-width="12640*"/>
    </style:style>
    <style:style style:name="Tabelle7.C" style:family="table-column">
      <style:table-column-properties style:column-width="2.401cm" style:rel-column-width="9255*"/>
    </style:style>
    <style:style style:name="Tabelle7.A1" style:family="table-cell">
      <style:table-cell-properties fo:background-color="transparent" fo:padding="0.019cm" fo:border="none">
        <style:background-image/>
      </style:table-cell-properties>
    </style:style>
    <style:style style:name="Tabelle7.B1" style:family="table-cell">
      <style:table-cell-properties fo:background-color="transparent" fo:padding="0.019cm" fo:border-left="none" fo:border-right="none" fo:border-top="0.5pt solid #999999" fo:border-bottom="none">
        <style:background-image/>
      </style:table-cell-properties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9.839cm" style:rel-column-width="37928*"/>
    </style:style>
    <style:style style:name="Tabelle5.B" style:family="table-column">
      <style:table-column-properties style:column-width="7.161cm" style:rel-column-width="27607*"/>
    </style:style>
    <style:style style:name="Tabelle5.1" style:family="table-row">
      <style:table-row-properties style:min-row-height="2cm"/>
    </style:style>
    <style:style style:name="Tabelle5.A1" style:family="table-cell">
      <style:table-cell-properties fo:padding="0.097cm" fo:border-left="none" fo:border-right="none" fo:border-top="none" fo:border-bottom="1pt solid #000000"/>
    </style:style>
    <style:style style:name="Tabelle5.B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b1e20"/>
    </style:style>
    <style:style style:name="P6" style:family="paragraph" style:parent-style-name="Standard">
      <style:paragraph-properties fo:text-align="start" style:justify-single-word="false"/>
      <style:text-properties officeooo:paragraph-rsid="001fbf4c"/>
    </style:style>
    <style:style style:name="P7" style:family="paragraph" style:parent-style-name="Standard">
      <style:paragraph-properties fo:text-align="start" style:justify-single-word="false"/>
      <style:text-properties officeooo:paragraph-rsid="0038ffcf"/>
    </style:style>
    <style:style style:name="P8" style:family="paragraph" style:parent-style-name="Standard">
      <style:text-properties officeooo:paragraph-rsid="001b1e20"/>
    </style:style>
    <style:style style:name="P9" style:family="paragraph" style:parent-style-name="Standard">
      <style:text-properties officeooo:paragraph-rsid="0038ffcf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fr1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o in pickings()"&gt;</text:placeholder></text:p>
      <text:p text:style-name="Standard"><text:placeholder text:placeholder-type="text">&lt;setLang(o.partner_id.lang or 'de_DE')&gt;</text:placeholder></text:p>
      <text:p text:style-name="Standard"><text:text-input text:description="&lt;for each=&quot;m in get_move(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Heading_20_3" text:outline-level="3"><text:text-input text:description="&lt;get_address_name(o)&gt;">ADDRESS_NAME</text:text-input>:</text:h>
            <text:p text:style-name="Standard"><text:text-input text:description="&lt;o.partner_id.mail_address&gt;">ADDRESS</text:text-input></text:p>
          </table:table-cell>
          <table:table-cell table:style-name="Tabelle1.A1" office:value-type="string">
            <text:h text:style-name="P16" text:outline-level="3"><text:text-input text:description="&lt;get_type(o)&gt;">TYPE</text:text-input>: <text:text-input text:description="&lt;o.name or ''&gt;">PICKING</text:text-input></text:h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">Auftrag:</text:p>
                </table:table-cell>
                <table:table-cell table:style-name="Tabelle2.B1" office:value-type="string">
                  <text:p text:style-name="P3"><text:placeholder text:placeholder-type="text">&lt;m.origin&gt;</text:placeholder></text:p>
                </table:table-cell>
              </table:table-row>
              <table:table-row>
                <table:table-cell table:style-name="Tabelle2.A2" office:value-type="string">
                  <text:p text:style-name="P1">Erwarteter Liefertermin:</text:p>
                </table:table-cell>
                <table:table-cell table:style-name="Tabelle2.B2" office:value-type="string">
                  <text:p text:style-name="P2"><text:text-input text:description="&lt;formatLang(o.min_date,date_tim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1">Gewicht:</text:p>
                </table:table-cell>
                <table:table-cell table:style-name="Tabelle2.B2" office:value-type="string">
                  <text:p text:style-name="P2"><text:placeholder text:placeholder-type="text">&lt;'weight' in o._columns.keys() and o.weight and formatLang(o.weight,digits=3) or ''&gt;</text:placeholder> Kg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2">Beschreibung</text:p>
          </table:table-cell>
          <table:table-cell table:style-name="Tabelle3.A1" office:value-type="string">
            <text:p text:style-name="P13">Status</text:p>
          </table:table-cell>
          <table:table-cell table:style-name="Tabelle3.A1" office:value-type="string">
            <text:p text:style-name="P13">Ort</text:p>
          </table:table-cell>
          <table:table-cell table:style-name="Tabelle3.A1" office:value-type="string">
            <text:p text:style-name="P14">Menge</text:p>
          </table:table-cell>
        </table:table-row>
      </table:table>
      <text:p text:style-name="P9"><text:text-input text:description="&lt;for each=&quot;l in m.move_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Table_20_Contents"><text:text-input text:description="&lt;l.name&gt;">NAME</text:text-input></text:p>
            <text:p text:style-name="Tabellen_20_Notiz"><text:text-input text:description="&lt;if test=&quot;l.note&quot;&gt;">IF NOTE</text:text-input></text:p>
            <text:p text:style-name="Tabellen_20_Notiz"><text:text-input text:description="&lt;l.note&gt;">NOTE</text:text-input></text:p>
            <text:p text:style-name="Tabellen_20_Notiz"><text:text-input text:description="&lt;/if&gt;">END IF</text:text-input></text:p>
          </table:table-cell>
          <table:table-cell table:style-name="Tabelle4.A1" office:value-type="string">
            <text:p text:style-name="P10"><text:text-input text:description="&lt;l.state&gt;">STATE</text:text-input></text:p>
          </table:table-cell>
          <table:table-cell table:style-name="Tabelle4.A1" office:value-type="string">
            <text:p text:style-name="P10"><text:text-input text:description="&lt;l.location&gt;">LOCATION</text:text-input></text:p>
          </table:table-cell>
          <table:table-cell table:style-name="Tabelle4.A1" office:value-type="string">
            <text:p text:style-name="P11"><text:text-input text:description="&lt;formatLang(l.qty)&gt;">QTY</text:text-input> <text:text-input text:description="&lt;l.uom&gt;">UOM</text:text-input></text:p>
          </table:table-cell>
        </table:table-row>
      </table:table>
      <text:p text:style-name="P7"><text:text-input text:description="&lt;for each=&quot;img in purchase_line_images(l)&quot;&gt;">FOR EACH IMG</text:text-input></text:p>
      <text:p text:style-name="P5"><draw:frame draw:style-name="fr1" draw:name="image: asimage(img)" text:anchor-type="paragraph" svg:x="0.161cm" svg:y="0.259cm" svg:width="16.646cm" draw:z-index="0"><draw:text-box fo:min-height="6.95cm"><text:p text:style-name="Frame_20_contents"/></draw:text-box></draw:frame><text:text-input text:description="&lt;/for&gt;">END FOR</text:text-input></text:p>
      <text:p text:style-name="Standard"><text:text-input text:description="&lt;if test=&quot;m.move_lines_other&quot;&gt;">IF MOVE_LINES_OTHER</text:text-input></text:p>
      <text:h text:style-name="Heading_20_4" text:outline-level="4"/>
      <text:h text:style-name="Heading_20_4" text:outline-level="4">Nicht Zugewiesene:</text:h>
      <text:p text:style-name="Standard"><text:text-input text:description="&lt;for each=&quot;l in m.move_lines_other&quot;&gt;">FOR EACH MOVE_LINES_OTHE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Table_20_Contents"><text:text-input text:description="&lt;l.name&gt;">NAME</text:text-input></text:p>
          </table:table-cell>
          <table:table-cell table:style-name="Tabelle6.A1" office:value-type="string">
            <text:p text:style-name="P10"><text:text-input text:description="&lt;l.state&gt;">STATE</text:text-input></text:p>
          </table:table-cell>
          <table:table-cell table:style-name="Tabelle6.A1" office:value-type="string">
            <text:p text:style-name="P10"><text:text-input text:description="&lt;l.location&gt;">LOCATION</text:text-input></text:p>
          </table:table-cell>
          <table:table-cell table:style-name="Tabelle6.A1" office:value-type="string">
            <text:p text:style-name="P11"><text:text-input text:description="&lt;formatLang(l.qty)&gt;">QTY</text:text-input> <text:text-input text:description="&lt;l.uom&gt;">UOM</text:text-input></text:p>
          </table:table-cell>
        </table:table-row>
      </table:table>
      <text:p text:style-name="P4"><text:text-input text:description="&lt;/for&gt;">END FOR</text:text-input></text:p>
      <text:p text:style-name="P6"><text:text-input text:description="&lt;/if&gt;">END IF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10"/>
          </table:table-cell>
          <table:table-cell table:style-name="Tabelle7.B1" office:value-type="string">
            <text:p text:style-name="Standard">Gesamt:</text:p>
          </table:table-cell>
          <table:table-cell table:style-name="Tabelle7.B1" office:value-type="string">
            <text:p text:style-name="P2"><text:text-input text:description="&lt;formatLang(m.total)&gt;">TOTAL</text:text-input> <text:text-input text:description="&lt;m.uom&gt;">UOM</text:text-input>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Table_20_Contents"/>
          </table:table-cell>
        </table:table-row>
      </table:table>
      <text:p text:style-name="P8"><text:text-input text:description="&lt;/for&gt;">END FOR</text:text-input></text:p>
      <text:p text:style-name="Standard"/>
      <text:p text:style-name="Standard"/>
      <text:p text:style-name="Standard">Die Ware wurde vollständig und in Ordnung übernommen von: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Table_20_Contents"/>
          </table:table-cell>
          <table:table-cell table:style-name="Tabelle5.B1" office:value-type="string">
            <text:p text:style-name="Table_20_Contents"/>
          </table:table-cell>
        </table:table-row>
      </table:table>
      <text:p text:style-name="Standard"><text:text-input text:description="&lt;if test=&quot;o.picking_type_code=='outgoing'&quot;&gt;">IF OUT</text:text-input></text:p>
      <text:p text:style-name="Standard"/>
      <text:p text:style-name="Standard">Die gelieferte Ware bleibt bis zur vollständigen Bezahlung Eigentum der Firma <text:text-input text:description="&lt;company_name&gt;">COMPANY_NAME</text:text-input>!</text:p>
      <text:p text:style-name="Standard"><text:soft-page-break/><text:text-input text:description="&lt;/if&gt;">END IF</text:text-input></text:p>
      <text:p text:style-name="P4"><text:text-input text:description="&lt;/for&gt;">END FOR</text:text-input></text:p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08-20T10:37:00.695522022</dc:date>
    <meta:editing-duration>P2DT16H1M29S</meta:editing-duration>
    <meta:editing-cycles>558</meta:editing-cycles>
    <meta:document-statistic meta:table-count="8" meta:image-count="0" meta:object-count="0" meta:page-count="2" meta:paragraph-count="44" meta:word-count="170" meta:character-count="728" meta:non-whitespace-character-count="671"/>
  </office:meta>
</office:document-meta>
</file>